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6.981cm" table:align="right"/>
    </style:style>
    <style:style style:name="Таблица1.A" style:family="table-column">
      <style:table-column-properties style:column-width="6.202cm"/>
    </style:style>
    <style:style style:name="Таблица1.B" style:family="table-column">
      <style:table-column-properties style:column-width="1.505cm"/>
    </style:style>
    <style:style style:name="Таблица1.C" style:family="table-column">
      <style:table-column-properties style:column-width="2.298cm"/>
    </style:style>
    <style:style style:name="Таблица1.D" style:family="table-column">
      <style:table-column-properties style:column-width="2.397cm"/>
    </style:style>
    <style:style style:name="Таблица1.E" style:family="table-column">
      <style:table-column-properties style:column-width="2.2cm"/>
    </style:style>
    <style:style style:name="Таблица1.F" style:family="table-column">
      <style:table-column-properties style:column-width="2.379cm"/>
    </style:style>
    <style:style style:name="Таблица1.1" style:family="table-row">
      <style:table-row-properties style:min-row-height="3.406cm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F1" style:family="table-cell">
      <style:table-cell-properties style:vertical-align="middle"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" fo:font-size="14pt" officeooo:rsid="001d811a" officeooo:paragraph-rsid="001d811a" style:font-name-asian="Nimbus Mono L" style:font-size-asian="14pt" style:font-name-complex="Liberation Mono" style:font-size-complex="14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14pt" officeooo:rsid="001d811a" officeooo:paragraph-rsid="001d811a" style:font-name-asian="Nimbus Mono L" style:font-size-asian="14pt" style:font-name-complex="Liberation Mono" style:font-size-complex="14pt" style:text-rotation-angle="90" style:text-rotation-scale="line-height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4pt" officeooo:rsid="001d811a" officeooo:paragraph-rsid="0022ef20" style:font-name-asian="Nimbus Mono L" style:font-size-asian="14pt" style:font-name-complex="Liberation Mono" style:font-size-complex="14pt" style:text-rotation-angle="90" style:text-rotation-scale="line-height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4pt" officeooo:rsid="001d811a" officeooo:paragraph-rsid="0025f3c7" style:font-name-asian="Nimbus Mono L" style:font-size-asian="14pt" style:font-name-complex="Liberation Mono" style:font-size-complex="14pt" style:text-rotation-angle="90" style:text-rotation-scale="line-heigh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4pt" officeooo:rsid="00208675" officeooo:paragraph-rsid="001d811a" style:font-name-asian="Nimbus Mono L" style:font-size-asian="14pt" style:font-name-complex="Liberation Mono" style:font-size-complex="14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4pt" officeooo:rsid="0020bc7e" officeooo:paragraph-rsid="0020bc7e" style:font-name-asian="Nimbus Mono L" style:font-size-asian="14pt" style:font-name-complex="Liberation Mono" style:font-size-complex="14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4pt" officeooo:rsid="00212b47" officeooo:paragraph-rsid="00212b47" style:font-name-asian="Nimbus Mono L" style:font-size-asian="14pt" style:font-name-complex="Liberation Mono" style:font-size-complex="14pt"/>
    </style:style>
    <style:style style:name="T1" style:family="text">
      <style:text-properties officeooo:rsid="0020bc7e"/>
    </style:style>
    <style:style style:name="T2" style:family="text">
      <style:text-properties officeooo:rsid="00247a83"/>
    </style:style>
    <style:style style:name="T3" style:family="text">
      <style:text-properties officeooo:rsid="0025f3c7"/>
    </style:style>
    <style:style style:name="T4" style:family="text">
      <style:text-properties officeooo:rsid="0029615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Таблица1.1">
          <table:table-cell table:style-name="Таблица1.A1" office:value-type="string">
            <text:p text:style-name="P1">Наименование прибора или оборудования</text:p>
          </table:table-cell>
          <table:table-cell table:style-name="Таблица1.A1" office:value-type="string">
            <text:p text:style-name="P2">Количество, шт.</text:p>
          </table:table-cell>
          <table:table-cell table:style-name="Таблица1.A1" office:value-type="string">
            <text:p text:style-name="P2">Потребляемая мощность, кВт.</text:p>
          </table:table-cell>
          <table:table-cell table:style-name="Таблица1.A1" office:value-type="string">
            <text:p text:style-name="P2">Часы работы</text:p>
          </table:table-cell>
          <table:table-cell table:style-name="Таблица1.A1" office:value-type="string">
            <text:p text:style-name="P3">Тариф за 1 кВт- час, руб.</text:p>
          </table:table-cell>
          <table:table-cell table:style-name="Таблица1.F1" office:value-type="string">
            <text:p text:style-name="P4">Стоимость <text:span text:style-name="T3">электр</text:span>оэнергии, руб.</text:p>
          </table:table-cell>
        </table:table-row>
        <table:table-row>
          <table:table-cell table:style-name="Таблица1.A2" office:value-type="string">
            <text:p text:style-name="P7"><text:span text:style-name="T4">Ноутбук </text:span>Samsung NP530U3B</text:p>
          </table:table-cell>
          <table:table-cell table:style-name="Таблица1.A2" office:value-type="string">
            <text:p text:style-name="P1">1</text:p>
          </table:table-cell>
          <table:table-cell table:style-name="Таблица1.A2" office:value-type="string">
            <text:p text:style-name="P1">0,05</text:p>
          </table:table-cell>
          <table:table-cell table:style-name="Таблица1.A2" office:value-type="string">
            <text:p text:style-name="P5">1<text:span text:style-name="T1">76</text:span></text:p>
          </table:table-cell>
          <table:table-cell table:style-name="Таблица1.A2" office:value-type="string">
            <text:p text:style-name="P1">2,17</text:p>
          </table:table-cell>
          <table:table-cell table:style-name="Таблица1.F2" office:value-type="string">
            <text:p text:style-name="P6">19,1</text:p>
          </table:table-cell>
        </table:table-row>
        <table:table-row>
          <table:table-cell table:style-name="Таблица1.A2" office:value-type="string">
            <text:p text:style-name="P1">Освещение</text:p>
          </table:table-cell>
          <table:table-cell table:style-name="Таблица1.A2" office:value-type="string">
            <text:p text:style-name="P1">1</text:p>
          </table:table-cell>
          <table:table-cell table:style-name="Таблица1.A2" office:value-type="string">
            <text:p text:style-name="P1">0,6</text:p>
          </table:table-cell>
          <table:table-cell table:style-name="Таблица1.A2" office:value-type="string">
            <text:p text:style-name="P5">1<text:span text:style-name="T1">76</text:span></text:p>
          </table:table-cell>
          <table:table-cell table:style-name="Таблица1.A2" office:value-type="string">
            <text:p text:style-name="P1">2,17</text:p>
          </table:table-cell>
          <table:table-cell table:style-name="Таблица1.F2" office:value-type="string">
            <text:p text:style-name="P6">229,152</text:p>
          </table:table-cell>
        </table:table-row>
        <table:table-row>
          <table:table-cell table:style-name="Таблица1.F2" table:number-columns-spanned="6" office:value-type="string">
            <text:p text:style-name="P1"><text:span text:style-name="T2">Итого</text:span>: <text:span text:style-name="T1">248,25</text:span> руб.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reformatted_20_Text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7.2cm" fo:page-height="7.601cm" style:num-format="1" style:print-orientation="portrait" fo:margin-top="0.101cm" fo:margin-bottom="0cm" fo:margin-left="0cm" fo:margin-right="0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0T15:30:41.437399465</dc:date>
    <meta:editing-duration>PT22M28S</meta:editing-duration>
    <meta:editing-cycles>17</meta:editing-cycles>
    <meta:generator>LibreOffice/5.2.2.2$Linux_X86_64 LibreOffice_project/20m0$Build-2</meta:generator>
    <meta:document-statistic meta:table-count="1" meta:image-count="0" meta:object-count="0" meta:page-count="2" meta:paragraph-count="19" meta:word-count="37" meta:character-count="230" meta:non-whitespace-character-count="212"/>
  </office:meta>
</office:document-meta>
</file>